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74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6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514cm" fo:min-width="8.63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53cm" fo:min-width="8.631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svg:stroke-width="0.051cm" svg:stroke-color="#69656c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69656c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69656c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5cm" fo:min-width="8.631cm"/>
    </style:style>
    <style:style style:name="gr11" style:family="graphic" style:parent-style-name="objectwithoutfill">
      <style:graphic-properties svg:stroke-width="0.051cm" svg:stroke-color="#69656c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solid" svg:stroke-width="0.102cm" svg:stroke-color="#69656c" draw:marker-start-width="0.353cm" draw:marker-end-width="0.353cm" draw:fill="solid" draw:fill-color="#999999" draw:textarea-horizontal-align="justify" draw:textarea-vertical-align="middle" draw:auto-grow-height="false" fo:padding-top="0.126cm" fo:padding-bottom="0.126cm" fo:padding-left="0.251cm" fo:padding-right="0.251cm"/>
    </style:style>
    <style:style style:name="gr14" style:family="graphic" style:parent-style-name="standard">
      <style:graphic-properties draw:stroke="solid" svg:stroke-width="0.102cm" svg:stroke-color="#69656c" draw:marker-start-width="0.353cm" draw:marker-end-width="0.353cm" draw:fill="solid" draw:fill-color="#cccccc" draw:textarea-horizontal-align="justify" draw:textarea-vertical-align="middle" draw:auto-grow-height="false" fo:padding-top="0.126cm" fo:padding-bottom="0.126cm" fo:padding-left="0.251cm" fo:padding-right="0.251cm"/>
    </style:style>
    <style:style style:name="gr15" style:family="graphic" style:parent-style-name="standard">
      <style:graphic-properties svg:stroke-width="0.102cm" svg:stroke-color="#69656c" draw:marker-start-width="0.278cm" draw:marker-end-width="0.278cm" draw:fill="solid" draw:fill-color="#e6e6e6" draw:fill-image-width="0cm" draw:fill-image-height="0cm" draw:textarea-horizontal-align="justify" draw:textarea-vertical-align="middle" draw:auto-grow-height="fals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69656c" draw:marker-start-width="0.278cm" draw:marker-end-width="0.278cm" draw:fill="solid" draw:fill-color="#333333" draw:fill-image-width="0cm" draw:fill-image-height="0cm" draw:textarea-horizontal-align="justify" draw:textarea-vertical-align="middle" draw:auto-grow-height="false" fo:padding-top="0.176cm" fo:padding-bottom="0.176cm" fo:padding-left="0.301cm" fo:padding-right="0.301cm"/>
    </style:style>
    <style:style style:name="gr17" style:family="graphic" style:parent-style-name="standard">
      <style:graphic-properties svg:stroke-width="0.102cm" svg:stroke-color="#69656c" draw:marker-start-width="0.278cm" draw:marker-end-width="0.278cm" draw:fill="solid" draw:fill-color="#4c4c4c" draw:fill-image-width="0cm" draw:fill-image-height="0cm" draw:textarea-horizontal-align="justify" draw:textarea-vertical-align="middle" draw:auto-grow-height="false" fo:padding-top="0.176cm" fo:padding-bottom="0.176cm" fo:padding-left="0.301cm" fo:padding-right="0.301cm"/>
    </style:style>
    <style:style style:name="gr18" style:family="graphic" style:parent-style-name="standard">
      <style:graphic-properties svg:stroke-width="0.051cm" svg:stroke-color="#69656c" draw:marker-start-width="0.202cm" draw:marker-end-width="0.202cm" draw:fill="none" draw:fill-color="#b3b300" draw:fill-image-width="0cm" draw:fill-image-height="0cm" draw:textarea-horizontal-align="justify" draw:textarea-vertical-align="middle" draw:auto-grow-height="false" fo:padding-top="0.151cm" fo:padding-bottom="0.151cm" fo:padding-left="0.276cm" fo:padding-right="0.276cm"/>
    </style:style>
    <style:style style:name="gr19" style:family="graphic" style:parent-style-name="standard">
      <style:graphic-properties svg:stroke-width="0.102cm" svg:stroke-color="#69656c" draw:marker-start-width="0.278cm" draw:marker-end-width="0.278cm" draw:fill="solid" draw:fill-color="#b3b300" draw:fill-image-width="0cm" draw:fill-image-height="0cm" draw:textarea-horizontal-align="center" draw:textarea-vertical-align="middle" fo:padding-top="0.176cm" fo:padding-bottom="0.176cm" fo:padding-left="0.301cm" fo:padding-right="0.30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color="#69656c" fo:font-family="'DejaVu Sans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69656c"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P6" style:family="paragraph"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7" style:family="paragraph">
      <style:paragraph-properties fo:text-align="center"/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8" style:family="paragraph">
      <style:paragraph-properties fo:text-align="end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color="#69656c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text-align="justify"/>
    </style:style>
    <style:style style:name="P12" style:family="paragraph">
      <style:paragraph-properties fo:text-align="justify"/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13" style:family="paragraph">
      <style:paragraph-properties fo:text-align="justify"/>
      <style:text-properties fo:color="#69656c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14" style:family="paragraph">
      <style:text-properties fo:font-size="20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color="#69656c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17" style:family="paragraph">
      <style:paragraph-properties fo:text-align="justify"/>
      <style:text-properties fo:font-size="24pt" style:font-size-asian="24pt" style:font-size-complex="24pt"/>
    </style:style>
    <style:style style:name="P18" style:family="paragraph">
      <style:paragraph-properties fo:text-align="start"/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19" style:family="paragraph">
      <style:text-properties fo:font-size="18pt" fo:font-weight="bold" style:font-size-asian="18pt" style:font-weight-asian="bold" style:font-size-complex="18pt" style:font-weight-complex="bold"/>
    </style:style>
    <style:style style:name="P20" style:family="paragraph">
      <style:text-properties fo:color="#69656c" fo:font-family="'DejaVu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P21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22" style:family="paragraph">
      <style:text-properties fo:color="#69656c" fo:font-family="'DejaVu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P23" style:family="paragraph">
      <style:text-properties fo:font-size="20pt" fo:font-weight="bold" style:font-size-asian="20pt" style:font-weight-asian="bold" style:font-size-complex="20pt" style:font-weight-complex="bold"/>
    </style:style>
    <style:style style:name="P24" style:family="paragraph">
      <style:text-properties fo:color="#69656c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25" style:family="paragraph">
      <style:text-properties fo:color="#69656c" fo:font-family="'DejaVu Sans Mono'" style:font-family-generic="modern" style:font-pitch="fixed"/>
    </style:style>
    <style:style style:name="T1" style:family="text">
      <style:text-properties fo:color="#69656c" fo:font-family="'DejaVu Sans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color="#69656c"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69656c" fo:font-family="'DejaVu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color="#69656c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69656c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69656c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color="#69656c" fo:font-family="'DejaVu Sans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69656c" fo:font-family="'DejaVu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69656c" fo:font-family="'DejaVu Sans Mono'" style:font-family-generic="modern" style:font-pitch="fixed" fo:font-size="18pt" style:font-size-asian="18pt" style:font-size-complex="18pt"/>
    </style:style>
    <style:style style:name="T12" style:family="text">
      <style:text-properties fo:color="#69656c" fo:font-family="'DejaVu Sans Mono'" style:font-family-generic="modern" style:font-pitch="fixed" fo:font-size="20pt" style:font-size-asian="20pt" style:font-size-complex="20pt"/>
    </style:style>
    <style:style style:name="T13" style:family="text">
      <style:text-properties fo:color="#69656c" fo:font-family="'DejaVu Sans Mono'" style:font-family-generic="modern" style:font-pitch="fixed"/>
    </style:style>
    <style:style style:name="T14" style:family="text">
      <style:text-properties fo:color="#69656c" fo:font-family="'DejaVu Sans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69656c" fo:font-family="'DejaVu Sans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6" style:family="text">
      <style:text-properties fo:color="#69656c" fo:font-family="'DejaVu Sans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7" style:family="text">
      <style:text-properties fo:color="#69656c" fo:font-family="'DejaVu Sans Mono'" style:font-family-generic="modern" style:font-pitch="fixed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308cm" svg:height="1.729cm" svg:x="12.87cm" svg:y="12.786cm">
          <draw:text-box>
            <text:p><text:span text:style-name="T1">Александр Ларионов</text:span></text:p>
          </draw:text-box>
        </draw:frame>
        <draw:frame draw:style-name="gr2" draw:text-style-name="P3" draw:layer="layout" svg:width="23.876cm" svg:height="1.153cm" svg:x="3.832cm" svg:y="14.797cm">
          <draw:text-box>
            <text:p text:style-name="P2"><text:span text:style-name="T2">ФГБОУ ВПО “Иркутский государственный университет”</text:span></text:p>
          </draw:text-box>
        </draw:frame>
        <draw:frame draw:style-name="gr1" draw:text-style-name="P5" draw:layer="layout" svg:width="25.4cm" svg:height="3.692cm" svg:x="2.116cm" svg:y="1.219cm">
          <draw:text-box>
            <text:p text:style-name="P4"><text:span text:style-name="T3">Программные технологии для эффективного поиска логического вывода в исчислении позитивно-образованных формул</text:span></text:p>
          </draw:text-box>
        </draw:frame>
        <draw:frame draw:style-name="gr2" draw:text-style-name="P6" draw:layer="layout" svg:width="24.762cm" svg:height="5.342cm" svg:x="2.162cm" svg:y="6.235cm">
          <draw:text-box>
            <text:p text:style-name="P4"><text:span text:style-name="T4">Диссертация на соискание учёной степени кандидата технических наук</text:span></text:p>
            <text:p text:style-name="P4"><text:span text:style-name="T4"/></text:p>
            <text:p text:style-name="P4"><text:span text:style-name="T4">Специальность: 05.13.11 – математическое и программное обеспечение вычислительных машин, комплексов и компьютерных сетей</text:span><text:span text:style-name="T5"> </text:span></text:p>
          </draw:text-box>
        </draw:frame>
        <draw:frame draw:style-name="gr2" draw:text-style-name="P7" draw:layer="layout" svg:width="9.906cm" svg:height="1.153cm" svg:x="10.244cm" svg:y="19.142cm">
          <draw:text-box>
            <text:p text:style-name="P4"><text:span text:style-name="T2">Иркутск - 2012</text:span></text:p>
          </draw:text-box>
        </draw:frame>
        <draw:frame draw:style-name="gr2" draw:text-style-name="P6" draw:layer="layout" svg:width="26.67cm" svg:height="1.153cm" svg:x="1.332cm" svg:y="16.498cm">
          <draw:text-box>
            <text:p text:style-name="P8"><text:span text:style-name="T2">Научный руководитель к.т.н. Е.А. Черкашин, ИДСТУ СО РАН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10" draw:layer="layout" svg:width="13.48cm" svg:height="1.237cm" svg:x="0.102cm" svg:y="0.508cm">
          <draw:text-box>
            <text:p text:style-name="P9"><text:span text:style-name="T6">Актуальность проблемы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10" draw:layer="layout" svg:width="20.742cm" svg:height="1.237cm" svg:x="0.102cm" svg:y="0.508cm">
          <draw:text-box>
            <text:p text:style-name="P9"><text:span text:style-name="T6">Объект и предмет исследования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10" draw:layer="layout" svg:width="20.742cm" svg:height="1.237cm" svg:x="0.102cm" svg:y="0.508cm">
          <draw:text-box>
            <text:p text:style-name="P9"><text:span text:style-name="T6">Цель работы</text:span></text:p>
          </draw:text-box>
        </draw:frame>
        <draw:frame draw:style-name="gr4" draw:text-style-name="P12" draw:layer="layout" svg:width="24.762cm" svg:height="16.764cm" svg:x="1.146cm" svg:y="2.794cm">
          <draw:text-box>
            <text:p text:style-name="P11"><text:span text:style-name="T5">Разработка высокопроизводительной программной системы для автоматического доказательства теорем в исчислении позитивно-образованных формул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10" draw:layer="layout" svg:width="20.742cm" svg:height="1.237cm" svg:x="0.102cm" svg:y="0.508cm">
          <draw:text-box>
            <text:p text:style-name="P9"><text:span text:style-name="T6">Основные задачи</text:span></text:p>
          </draw:text-box>
        </draw:frame>
        <draw:frame draw:style-name="gr5" draw:text-style-name="P13" draw:layer="layout" svg:width="24.762cm" svg:height="17.79cm" svg:x="1.146cm" svg:y="2.794cm">
          <draw:text-box>
            <text:p text:style-name="P11"><text:span text:style-name="T7">1.</text:span><text:span text:style-name="T8"> Исследование языка и исчисления ПО--формул, анализ его свойств, влияющих на возможность адаптации существующих алгоритмов и разработки новых алгоритмов;</text:span></text:p>
            <text:p text:style-name="P11"><text:span text:style-name="T8"/></text:p>
            <text:p text:style-name="P11"><text:span text:style-name="T7">2.</text:span><text:span text:style-name="T8"> Разработка эффективных структур данных представления ПО-формул в памяти компьютера;</text:span></text:p>
            <text:p text:style-name="P11"><text:span text:style-name="T8"/></text:p>
            <text:p text:style-name="P11"><text:span text:style-name="T7">3.</text:span><text:span text:style-name="T8"> Разработка алгоритмов преобразования ПО--формул для организации автоматического логического ввода;</text:span></text:p>
            <text:p text:style-name="P11"><text:span text:style-name="T8"/></text:p>
            <text:p text:style-name="P11"><text:span text:style-name="T7">4.</text:span><text:span text:style-name="T8"> Адаптация существующих методик реализации алгоритмов АДТ для исчисления ПО-формул;</text:span></text:p>
            <text:p text:style-name="P11"><text:span text:style-name="T8"/></text:p>
            <text:p text:style-name="P11"><text:span text:style-name="T7">5.</text:span><text:span text:style-name="T8"> Исследование вопросов автоматизации построения эффективного логического вывода с использованием предиката равенства;</text:span></text:p>
            <text:p text:style-name="P11"><text:span text:style-name="T8"/></text:p>
            <text:p text:style-name="P11"><text:span text:style-name="T7">6.</text:span><text:span text:style-name="T8"> Разработка программной системы АДТ, создание инструментальных средств для программирования специальных версий АДТ, ориентированных на определенные классы теоретических и практических задач поиска ЛВ.</text:span></text:p>
            <text:p text:style-name="P11"><text:span text:style-name="T8"/></text:p>
            <text:p text:style-name="P11"><text:span text:style-name="T7">7.</text:span><text:span text:style-name="T8"> Апробация разработанных программных средств в решении тестовых и практических задач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10" draw:layer="layout" svg:width="25.568cm" svg:height="1.237cm" svg:x="0.102cm" svg:y="0.508cm">
          <draw:text-box>
            <text:p text:style-name="P9"><text:span text:style-name="T6">Результаты выносимые на защиту</text:span></text:p>
          </draw:text-box>
        </draw:frame>
        <draw:frame draw:style-name="gr4" draw:text-style-name="P12" draw:layer="layout" svg:width="24.762cm" svg:height="16.764cm" svg:x="1.146cm" svg:y="2.794cm">
          <draw:text-box>
            <text:p text:style-name="P11"><text:span text:style-name="T9">1.</text:span><text:span text:style-name="T2"> Адаптированы некоторые общеупотребимые стратегии. Три типа параллельных стратегий, индексирование термов, один вариант разделения памяти (data sharing).</text:span></text:p>
            <text:p text:style-name="P11"><text:span text:style-name="T2"/></text:p>
            <text:p><text:span text:style-name="T9">2.</text:span><text:span text:style-name="T2"> Реализоваы оригинальные стратегии предложенные именно для исчисления ПО-формул. Дерево состояний вывода, k,m-ограничение, стратегии направленные на решение проблем открытых переменных, варианты разделения памяти.</text:span></text:p>
            <text:p><text:span text:style-name="T9"/></text:p>
            <text:p><text:span text:style-name="T9">3.</text:span><text:span text:style-name="T2"> Реализован транслятор формул из языка библиотеки TPTP в язык ПО-формул.</text:span></text:p>
            <text:p><text:span text:style-name="T9"/></text:p>
            <text:p><text:span text:style-name="T9">4.</text:span><text:span text:style-name="T2"> Показана хорошая производительность системы на задачах из библиотеки TPTP.</text:span><text:span text:style-name="T5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10" draw:layer="layout" svg:width="20.742cm" svg:height="1.237cm" svg:x="0.202cm" svg:y="0.508cm">
          <draw:text-box>
            <text:p text:style-name="P9"><text:span text:style-name="T6">Научная новизна</text:span></text:p>
          </draw:text-box>
        </draw:frame>
        <draw:frame draw:style-name="gr4" draw:text-style-name="P16" draw:layer="layout" svg:width="24.762cm" svg:height="16.764cm" svg:x="1.146cm" svg:y="2.794cm">
          <draw:text-box>
            <text:p text:style-name="P11"><text:span text:style-name="T7">1.</text:span><text:span text:style-name="T8"> Изучены свойства исчисления ПО-формул, определяющие характер адаптации существующих алгоритмов;</text:span></text:p>
            <text:p text:style-name="P11"><text:span text:style-name="T8"/></text:p>
            <text:p text:style-name="P15"><text:span text:style-name="T7">2.</text:span><text:span text:style-name="T8"> Предложены и реализованы ряд стратегий поиска логического вывода ПО--формул с неограниченными переменными;</text:span></text:p>
            <text:p text:style-name="P15"><text:span text:style-name="T7"/></text:p>
            <text:p text:style-name="P15"><text:span text:style-name="T7">3.</text:span><text:span text:style-name="T8"> Предложена и реализована стратегия k,m-ограничения;</text:span></text:p>
            <text:p text:style-name="P15"><text:span text:style-name="T7"/></text:p>
            <text:p text:style-name="P15"><text:span text:style-name="T7">4.</text:span><text:span text:style-name="T8"> Усовершенствован подход к представлению структур данных ПО-формул в направлении использования разделения оперативной памяти;</text:span></text:p>
            <text:p text:style-name="P15"><text:span text:style-name="T7"/></text:p>
            <text:p text:style-name="P15"><text:span text:style-name="T7">5.</text:span><text:span text:style-name="T8"> Адаптированы алгоритмы индексирования термов для системы АДТ ПО-формул;</text:span></text:p>
            <text:p text:style-name="P15"><text:span text:style-name="T7"/></text:p>
            <text:p text:style-name="P15"><text:span text:style-name="T7">6.</text:span><text:span text:style-name="T8"> Предложены и реализованы стратегии параллельного логического вывода для системы АДТ ПО-формул;</text:span></text:p>
            <text:p text:style-name="P15"><text:span text:style-name="T10"/></text:p>
            <text:p text:style-name="P15"><text:span text:style-name="T10">7.</text:span><text:span text:style-name="T8"> Предложен подход для работы с предикатом равенства, без прямого представления аксиом равенства в виде ПО-формулы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10" draw:layer="layout" svg:width="20.742cm" svg:height="1.237cm" svg:x="0.102cm" svg:y="0.508cm">
          <draw:text-box>
            <text:p text:style-name="P9"><text:span text:style-name="T6">Публикации</text:span></text:p>
          </draw:text-box>
        </draw:frame>
        <draw:frame draw:style-name="gr4" draw:text-style-name="P16" draw:layer="layout" svg:width="24.762cm" svg:height="16.764cm" svg:x="1.146cm" svg:y="2.794cm">
          <draw:text-box>
            <text:p text:style-name="P15"><text:span text:style-name="T7">1.</text:span><text:span text:style-name="T8"> Давыдов А.В., Ларионов А.А., Черкашин Е.А. Об исчислении</text:span></text:p>
            <text:p text:style-name="P15"><text:span text:style-name="T8">позитивно-образованных формул для автоматического доказательства теорем // Моделирование и анализ информационных систем. 2010.T. 17, N 4, с. 60—69.</text:span></text:p>
            <text:p text:style-name="P15"><text:span text:style-name="T8"/></text:p>
            <text:p text:style-name="P15"><text:span text:style-name="T7">2.</text:span><text:span text:style-name="T8"> Ларионов А.А., Черкашин Е.А., Терехин И.Н. Системные предикаты для управления логическим выводом в системе автоматического доказательства теорем для исчисления позитивно-образованых формул // Вестник Бурятского государственного университета, 2011, выпуск 9. Серия Математика. Информатика. с. 94-98.</text:span></text:p>
            <text:p text:style-name="P15"><text:span text:style-name="T8"/></text:p>
            <text:p text:style-name="P15"><text:span text:style-name="T7">3.</text:span><text:span text:style-name="T8"> Ларионов А.А., Черкашин Е.А. Параллельные схемы алгоритмов</text:span></text:p>
            <text:p text:style-name="P15"><text:span text:style-name="T8">автоматического доказательства теорем в исчислении позитивно-образованных формул // Дистанционное и виртуальное обучение. Февраль 2012. No. 2, с. 93-100.</text:span></text:p>
            <text:p text:style-name="P15"><text:span text:style-name="T8"/></text:p>
            <text:p text:style-name="P15"><text:span text:style-name="T7">4.</text:span><text:span text:style-name="T8"> Davydov A.V., Larionov A.A., Cherkashin E.A. On the calculus of positively constructed formulas for automated theorem proving // Automatic Control and Computer Sciences (AC\&amp;CS). 2011. Volume 45, Issue 7, pp.402-407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10" draw:layer="layout" svg:width="20.742cm" svg:height="1.237cm" svg:x="0.102cm" svg:y="0.508cm">
          <draw:text-box>
            <text:p text:style-name="P9"><text:span text:style-name="T6">Представление работы</text:span></text:p>
          </draw:text-box>
        </draw:frame>
        <draw:frame draw:style-name="gr4" draw:text-style-name="P16" draw:layer="layout" svg:width="24.762cm" svg:height="16.764cm" svg:x="1.146cm" svg:y="2.794cm">
          <draw:text-box>
            <text:p text:style-name="P15"><text:span text:style-name="T7">1.</text:span><text:span text:style-name="T8"> Международная конференция “Мальцевские чтения”, г.Новосибирск, 24-28 августа 2009 г.;</text:span></text:p>
            <text:p text:style-name="P15"><text:span text:style-name="T7">2.</text:span><text:span text:style-name="T8"> Семинар ИДСТУ СО РАН “Ляпуновские чтения”, ИДСТУ СО РАН, г. Иркутск, 21-23 декабря 2009 г.;</text:span></text:p>
            <text:p text:style-name="P15"><text:span text:style-name="T7">3.</text:span><text:span text:style-name="T8"> Всероссийская конференция молодых ученых “Математическое моделирование и информационные технологии”, г. Иркутск, 15-21 марта 2010 г.;</text:span></text:p>
            <text:p text:style-name="P15"><text:span text:style-name="T7">4.</text:span><text:span text:style-name="T8"> Международная конференция “Облачные вычисления. Образование. Исследования. Разработки”, г.Москва 15-16 апреля 2010 г.;</text:span></text:p>
            <text:p text:style-name="P15"><text:span text:style-name="T7">5.</text:span><text:span text:style-name="T8"> Международный симпозиум по компьютерным наукам в России. Семинар “Семантика, спецификация и верификация программ: теория и приложения”, г.Казань, 14-15 июня 2010 г.;</text:span></text:p>
            <text:p text:style-name="P15"><text:span text:style-name="T7">6.</text:span><text:span text:style-name="T8"> 4-ая Всероссийская конференция “Винеровские чтения”, г.Иркутск, 9-14 марта 2011г.</text:span></text:p>
            <text:p text:style-name="P15"><text:span text:style-name="T7">7.</text:span><text:span text:style-name="T8"> 34-ый международный симпозиум “MIPRO”, г.Опатия, Хорватия, 23-27 мая 2011г.</text:span></text:p>
            <text:p text:style-name="P15"><text:span text:style-name="T7">8.</text:span><text:span text:style-name="T8"> 4-ая Всероссийская мультиконференция по проблемам управления, с. Дивноморское, 3-8 октября 2011г.</text:span></text:p>
            <text:p text:style-name="P15"><text:span text:style-name="T7">9.</text:span><text:span text:style-name="T8"> 13-ая национальная конференция по искусственному интеллекту с международным участием (КИИ-2012), г. Белгород, 16-20 октября 2012 г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10" draw:layer="layout" svg:width="20.742cm" svg:height="1.237cm" svg:x="0.102cm" svg:y="0.508cm">
          <draw:text-box>
            <text:p text:style-name="P9"><text:span text:style-name="T6">Личный вклад автора</text:span></text:p>
          </draw:text-box>
        </draw:frame>
        <draw:frame draw:style-name="gr4" draw:text-style-name="P12" draw:layer="layout" svg:width="24.762cm" svg:height="16.764cm" svg:x="1.146cm" svg:y="2.794cm">
          <draw:text-box>
            <text:p text:style-name="P11"><text:span text:style-name="T4">Все представленные результаты получены лично автором или в соавторстве с научным руководителем Черкашиным Е.А. и Давыдовым А.В. </text:span></text:p>
            <text:p text:style-name="P11"><text:span text:style-name="T4"/></text:p>
            <text:p text:style-name="P11"><text:span text:style-name="T4">Автором лично разработаны:</text:span></text:p>
            <text:p text:style-name="P11"><text:span text:style-name="T7">1.</text:span><text:span text:style-name="T4"> Разработка стратегий поиска ЛВ, являющихся основой разработанных алгоритмов;</text:span></text:p>
            <text:p text:style-name="P11"><text:span text:style-name="T7">2.</text:span><text:span text:style-name="T4"> Разработка и адаптация алгоритмов поиска логического вывода в исчислении ПО-формул;</text:span></text:p>
            <text:p text:style-name="P11"><text:span text:style-name="T7">3.</text:span><text:span text:style-name="T4"> Реализация структур данных для представления ПО-формул;</text:span></text:p>
            <text:p text:style-name="P11"><text:span text:style-name="T7">4.</text:span><text:span text:style-name="T4"> Реализация программной системы АДТ;</text:span></text:p>
            <text:p text:style-name="P11"><text:span text:style-name="T7">5.</text:span><text:span text:style-name="T4"> Тестирование системы АДТ на тестовых примерах АДТ.</text:span></text:p>
            <text:p text:style-name="P11"><text:span text:style-name="T4"/></text:p>
            <text:p text:style-name="P11"><text:span text:style-name="T4">Совместно с Черкашиным Е.А. проведена разработка структур данных для представления ПО-формул с использованием разделения оперативной памяти. Совместно с Давыдовым А.В. созданы методики поиска ЛВ с использованием неограниченных переменных.</text:span><text:span text:style-name="T5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10" draw:layer="layout" svg:width="20.742cm" svg:height="1.237cm" svg:x="0.102cm" svg:y="0.508cm">
          <draw:text-box>
            <text:p text:style-name="P9"><text:span text:style-name="T6">Структура работы</text:span></text:p>
          </draw:text-box>
        </draw:frame>
        <draw:frame draw:style-name="gr4" draw:text-style-name="P18" draw:layer="layout" svg:width="24.762cm" svg:height="16.764cm" svg:x="1.146cm" svg:y="2.794cm">
          <draw:text-box>
            <text:p text:style-name="P17"><text:span text:style-name="T5">Введение</text:span></text:p>
            <text:p text:style-name="P17"><text:span text:style-name="T5"/></text:p>
            <text:p text:style-name="P17"><text:span text:style-name="T5">Глава 2. Методики повышеня производительности АДТ</text:span></text:p>
            <text:p text:style-name="P17"><text:span text:style-name="T5"/></text:p>
            <text:p text:style-name="P17"><text:span text:style-name="T5">Глава 3. Реализация алгоритмов и программная система АДТ</text:span></text:p>
            <text:p text:style-name="P17"><text:span text:style-name="T5"/></text:p>
            <text:p text:style-name="P17"><text:span text:style-name="T5">Глава 4. Приложения программной системы</text:span></text:p>
            <text:p text:style-name="P17"><text:span text:style-name="T5"/></text:p>
            <text:p text:style-name="P17"><text:span text:style-name="T5">Заключение</text:span></text:p>
            <text:p text:style-name="P17"><text:span text:style-name="T5"/></text:p>
            <text:p text:style-name="P17"><text:span text:style-name="T5">Приложение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10" draw:layer="layout" svg:width="20.742cm" svg:height="1.237cm" svg:x="0.102cm" svg:y="0.508cm">
          <draw:text-box>
            <text:p text:style-name="P9"><text:span text:style-name="T6">Введение/Глава 1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10" draw:layer="layout" svg:width="20.742cm" svg:height="1.237cm" svg:x="0.102cm" svg:y="0.508cm">
          <draw:text-box>
            <text:p text:style-name="P9"><text:span text:style-name="T6">Введение/ПО-формулы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10" draw:layer="layout" svg:width="20.742cm" svg:height="1.237cm" svg:x="0.102cm" svg:y="0.508cm">
          <draw:text-box>
            <text:p text:style-name="P9"><text:span text:style-name="T6">Методики/Глава 2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10" draw:layer="layout" svg:width="20.742cm" svg:height="1.237cm" svg:x="0.102cm" svg:y="0.508cm">
          <draw:text-box>
            <text:p text:style-name="P9"><text:span text:style-name="T6">Методики/Основные проблемы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10" draw:layer="layout" svg:width="27.33cm" svg:height="1.237cm" svg:x="0.102cm" svg:y="0.508cm">
          <draw:text-box>
            <text:p text:style-name="P9"><text:span text:style-name="T6">Методики/Основные проблемы/Сложность представления</text:span></text:p>
          </draw:text-box>
        </draw:frame>
        <draw:frame draw:style-name="gr6" draw:layer="layout" svg:width="12.5cm" svg:height="3.982cm" svg:x="2.405cm" svg:y="4.57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15.57cm" svg:height="8.816cm" svg:x="1.706cm" svg:y="10.07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7" draw:text-style-name="P4" draw:layer="layout" svg:width="1.402cm" svg:height="1.77cm" svg:x="8.257cm" svg:y="8.35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10" draw:layer="layout" svg:width="9.296cm" svg:height="1.237cm" svg:x="17.628cm" svg:y="9.144cm">
          <draw:text-box>
            <text:p text:style-name="P9"><text:span text:style-name="T6">Структуры данных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10" draw:layer="layout" svg:width="24.536cm" svg:height="1.237cm" svg:x="0.102cm" svg:y="0.508cm">
          <draw:text-box>
            <text:p text:style-name="P9"><text:span text:style-name="T6">Методики/Основные проблемы/Лимит памяти</text:span></text:p>
          </draw:text-box>
        </draw:frame>
        <draw:frame draw:style-name="gr2" draw:text-style-name="P20" draw:layer="layout" svg:width="25.568cm" svg:height="6.147cm" svg:x="1.27cm" svg:y="3.972cm">
          <draw:text-box>
            <text:p text:style-name="P19"><text:span text:style-name="T10">1.</text:span><text:span text:style-name="T8"> Структура формулы усложняется вширь. Появляются новые ветви.</text:span></text:p>
            <text:p text:style-name="P19"><text:span text:style-name="T8"/></text:p>
            <text:p text:style-name="P19"><text:span text:style-name="T10">2.</text:span><text:span text:style-name="T8"> База фактов увеличивается.</text:span></text:p>
            <text:p text:style-name="P19"><text:span text:style-name="T8"/></text:p>
            <text:p text:style-name="P19"><text:span text:style-name="T10">3.</text:span><text:span text:style-name="T8"> Сложность термов увеличивается</text:span></text:p>
            <text:p text:style-name="P19"><text:span text:style-name="T8"/></text:p>
            <text:p text:style-name="P19"><text:span text:style-name="T10">4.</text:span><text:span text:style-name="T8"> Формализация некоторых задач изначально велика. Например, 15Мб.</text:span></text:p>
          </draw:text-box>
        </draw:frame>
        <draw:frame draw:style-name="gr2" draw:text-style-name="P20" draw:layer="layout" svg:width="25.568cm" svg:height="0.988cm" svg:x="1.27cm" svg:y="12.072cm">
          <draw:text-box>
            <text:p text:style-name="P19"><text:span text:style-name="T11">Рано или поздно будет исчерпан лимит памяти. </text:span></text:p>
          </draw:text-box>
        </draw:frame>
        <draw:custom-shape draw:style-name="gr7" draw:text-style-name="P4" draw:layer="layout" svg:width="1.402cm" svg:height="1.77cm" svg:x="11.684cm" svg:y="9.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10" draw:layer="layout" svg:width="27.584cm" svg:height="1.237cm" svg:x="0.102cm" svg:y="0.508cm">
          <draw:text-box>
            <text:p text:style-name="P9"><text:span text:style-name="T6">Методики/Основные проблемы/Неограниченные переменные</text:span></text:p>
          </draw:text-box>
        </draw:frame>
        <draw:frame draw:style-name="gr6" draw:layer="layout" svg:width="18.621cm" svg:height="2.325cm" svg:x="2.286cm" svg:y="3.7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7" draw:text-style-name="P4" draw:layer="layout" svg:width="1.016cm" svg:height="1.016cm" svg:x="9.398cm" svg:y="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2" draw:layer="layout" svg:width="25.568cm" svg:height="2.714cm" svg:x="1.016cm" svg:y="7.31cm">
          <draw:text-box>
            <text:p text:style-name="P21"><text:span text:style-name="T4">Подстановкой для неограниченной переменной может быть любой элемент, в общем случае бесконечного эрбранова универса. </text:span><text:span text:style-name="T7">Какой именно элемент выбрать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10" draw:layer="layout" svg:width="20.742cm" svg:height="1.237cm" svg:x="0.102cm" svg:y="0.508cm">
          <draw:text-box>
            <text:p text:style-name="P9"><text:span text:style-name="T6">Методики/Дерево состояний вывода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10" draw:layer="layout" svg:width="26.822cm" svg:height="1.237cm" svg:x="0.102cm" svg:y="0.508cm">
          <draw:text-box>
            <text:p text:style-name="P9"><text:span text:style-name="T6">Методики/Экономия памяти/Разделение памяти/Термов</text:span></text:p>
          </draw:text-box>
        </draw:frame>
        <draw:frame draw:style-name="gr2" draw:text-style-name="P24" draw:layer="layout" svg:width="25.568cm" svg:height="1.072cm" svg:x="0.594cm" svg:y="3.241cm">
          <draw:text-box>
            <text:p text:style-name="P23"><text:span text:style-name="T4">Разделение общих основных термов.</text:span><text:span text:style-name="T4"> </text:span><text:span text:style-name="T4"><text:s/></text:span><text:span text:style-name="T12"><text:s/></text:span></text:p>
          </draw:text-box>
        </draw:frame>
        <draw:custom-shape draw:style-name="gr8" draw:text-style-name="P4" draw:layer="layout" svg:width="1.222cm" svg:height="1.222cm" svg:x="16.234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1.222cm" svg:height="1.222cm" svg:x="17.456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1.222cm" svg:height="1.222cm" svg:x="18.678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1.223cm" svg:height="1.222cm" svg:x="19.9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1.222cm" svg:height="1.222cm" svg:x="21.123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1.222cm" svg:height="1.222cm" svg:x="22.345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1.222cm" svg:height="1.222cm" svg:x="23.567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1.222cm" svg:height="1.222cm" svg:x="24.789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1.222cm" svg:height="1.223cm" draw:transform="rotate (-1.5707963267949) translate (16.234cm 8.278cm)">
          <text:p/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9" draw:text-style-name="P4" draw:layer="layout" svg:x1="14.598cm" svg:y1="6.066cm" svg:x2="19.167cm" svg:y2="8.889cm">
          <text:p/>
        </draw:line>
        <draw:line draw:style-name="gr9" draw:text-style-name="P4" draw:layer="layout" svg:x1="21.202cm" svg:y1="6.094cm" svg:x2="19.167cm" svg:y2="8.889cm">
          <text:p/>
        </draw:line>
        <draw:frame draw:style-name="gr10" draw:text-style-name="P24" draw:layer="layout" svg:width="7.026cm" svg:height="1.153cm" svg:x="10.894cm" svg:y="4.941cm">
          <draw:text-box>
            <text:p text:style-name="P23"><text:span text:style-name="T4">A(f(e,</text:span><text:span text:style-name="T9">g(t)</text:span><text:span text:style-name="T4">) <text:s/></text:span><text:span text:style-name="T12"><text:s/></text:span></text:p>
          </draw:text-box>
        </draw:frame>
        <draw:frame draw:style-name="gr10" draw:text-style-name="P24" draw:layer="layout" svg:width="8.44cm" svg:height="1.153cm" svg:x="18.994cm" svg:y="4.941cm">
          <draw:text-box>
            <text:p text:style-name="P23"><text:span text:style-name="T4">B(h(</text:span><text:span text:style-name="T9">g(t)</text:span><text:span text:style-name="T4">),</text:span><text:span text:style-name="T9">g(t)</text:span><text:span text:style-name="T4">) <text:s text:c="2"/></text:span></text:p>
          </draw:text-box>
        </draw:frame>
        <draw:frame draw:style-name="gr10" draw:text-style-name="P24" draw:layer="layout" svg:width="4.74cm" svg:height="1.072cm" svg:x="10.972cm" svg:y="8.34cm">
          <draw:text-box>
            <text:p text:style-name="P23"><text:span text:style-name="T4">Память: <text:s/></text:span><text:span text:style-name="T12"><text:s/></text:span></text:p>
          </draw:text-box>
        </draw:frame>
        <draw:custom-shape draw:style-name="gr8" draw:text-style-name="P4" xml:id="id1" draw:id="id1" draw:layer="layout" svg:width="1.222cm" svg:height="1.222cm" svg:x="3.464cm" svg:y="11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2" draw:id="id2" draw:layer="layout" svg:width="1.222cm" svg:height="1.222cm" svg:x="3.439cm" svg:y="13.6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3" draw:id="id3" draw:layer="layout" svg:width="1.222cm" svg:height="1.222cm" svg:x="2.089cm" svg:y="16.1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4" draw:id="id4" draw:layer="layout" svg:width="1.222cm" svg:height="1.222cm" svg:x="4.664cm" svg:y="16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5" draw:id="id5" draw:layer="layout" svg:width="1.222cm" svg:height="1.222cm" svg:x="8.539cm" svg:y="11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6" draw:id="id6" draw:layer="layout" svg:width="1.222cm" svg:height="1.222cm" svg:x="6.914cm" svg:y="13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4" draw:layer="layout" draw:type="line" svg:x1="4.075cm" svg:y1="12.475cm" svg:x2="4.05cm" svg:y2="13.628cm" draw:start-shape="id1" draw:start-glue-point="2" draw:end-shape="id2" draw:end-glue-point="0" svg:d="m4075 12475-25 1153">
          <text:p/>
        </draw:connector>
        <draw:connector draw:style-name="gr11" draw:text-style-name="P4" draw:layer="layout" draw:type="line" svg:x1="4.05cm" svg:y1="14.85cm" svg:x2="2.7cm" svg:y2="16.178cm" draw:start-shape="id2" draw:start-glue-point="2" draw:end-shape="id3" draw:end-glue-point="0" svg:d="m4050 14850-1350 1328">
          <text:p/>
        </draw:connector>
        <draw:connector draw:style-name="gr11" draw:text-style-name="P4" draw:layer="layout" draw:type="line" svg:x1="4.05cm" svg:y1="14.85cm" svg:x2="5.275cm" svg:y2="16.153cm" draw:start-shape="id2" draw:start-glue-point="2" draw:end-shape="id4" draw:end-glue-point="0" svg:d="m4050 14850 1225 1303">
          <text:p/>
        </draw:connector>
        <draw:connector draw:style-name="gr11" draw:text-style-name="P4" draw:layer="layout" draw:type="line" svg:x1="9.15cm" svg:y1="12.451cm" svg:x2="7.525cm" svg:y2="13.704cm" draw:start-shape="id5" draw:start-glue-point="2" draw:end-shape="id6" draw:end-glue-point="0" svg:d="m9150 12451-1625 1253">
          <text:p/>
        </draw:connector>
        <draw:frame draw:style-name="gr12" draw:text-style-name="P25" draw:layer="layout" svg:width="0.883cm" svg:height="0.988cm" svg:x="3.626cm" svg:y="11.363cm">
          <draw:text-box>
            <text:p><text:span text:style-name="T13">A</text:span></text:p>
          </draw:text-box>
        </draw:frame>
        <draw:frame draw:style-name="gr12" draw:text-style-name="P25" draw:layer="layout" svg:width="0.883cm" svg:height="0.988cm" svg:x="3.627cm" svg:y="13.763cm">
          <draw:text-box>
            <text:p><text:span text:style-name="T13">f</text:span></text:p>
          </draw:text-box>
        </draw:frame>
        <draw:line draw:style-name="gr9" draw:text-style-name="P4" draw:layer="layout" svg:x1="24.504cm" svg:y1="6.094cm" svg:x2="19.268cm" svg:y2="8.965cm">
          <text:p/>
        </draw:line>
        <draw:frame draw:style-name="gr12" draw:text-style-name="P25" draw:layer="layout" svg:width="0.883cm" svg:height="0.988cm" svg:x="2.228cm" svg:y="16.363cm">
          <draw:text-box>
            <text:p><text:span text:style-name="T13">e</text:span></text:p>
          </draw:text-box>
        </draw:frame>
        <draw:frame draw:style-name="gr12" draw:text-style-name="P25" xml:id="id7" draw:id="id7" draw:layer="layout" svg:width="0.883cm" svg:height="0.988cm" svg:x="4.829cm" svg:y="16.363cm">
          <draw:text-box>
            <text:p><text:span text:style-name="T13">g</text:span></text:p>
          </draw:text-box>
        </draw:frame>
        <draw:custom-shape draw:style-name="gr8" draw:text-style-name="P4" xml:id="id8" draw:id="id8" draw:layer="layout" svg:width="1.222cm" svg:height="1.222cm" svg:x="4.639cm" svg:y="18.3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5" draw:layer="layout" svg:width="0.883cm" svg:height="0.988cm" svg:x="4.804cm" svg:y="18.538cm">
          <draw:text-box>
            <text:p><text:span text:style-name="T13">t</text:span></text:p>
          </draw:text-box>
        </draw:frame>
        <draw:connector draw:style-name="gr11" draw:text-style-name="P4" draw:layer="layout" draw:type="curve" svg:x1="9.15cm" svg:y1="12.451cm" svg:x2="5.886cm" svg:y2="16.764cm" draw:start-shape="id5" draw:start-glue-point="2" draw:end-shape="id4" draw:end-glue-point="1" svg:d="m9150 12451c0 2876-1088 4313-3264 4313">
          <text:p/>
        </draw:connector>
        <draw:connector draw:style-name="gr11" draw:text-style-name="P4" draw:layer="layout" draw:type="line" svg:x1="7.525cm" svg:y1="14.926cm" svg:x2="5.275cm" svg:y2="16.153cm" draw:start-shape="id6" draw:start-glue-point="2" draw:end-shape="id4" draw:end-glue-point="0" svg:d="m7525 14926-2250 1227">
          <text:p/>
        </draw:connector>
        <draw:connector draw:style-name="gr11" draw:text-style-name="P4" draw:layer="layout" draw:type="line" svg:x1="5.27cm" svg:y1="17.351cm" svg:x2="5.25cm" svg:y2="18.328cm" draw:start-shape="id7" draw:start-glue-point="2" draw:end-shape="id8" draw:end-glue-point="0" svg:d="m5270 17351-20 977">
          <text:p/>
        </draw:connector>
        <draw:frame draw:style-name="gr12" draw:text-style-name="P25" draw:layer="layout" svg:width="0.883cm" svg:height="0.988cm" svg:x="8.727cm" svg:y="11.363cm">
          <draw:text-box>
            <text:p><text:span text:style-name="T13">B</text:span></text:p>
          </draw:text-box>
        </draw:frame>
        <draw:frame draw:style-name="gr12" draw:text-style-name="P25" draw:layer="layout" svg:width="0.883cm" svg:height="0.988cm" svg:x="7.028cm" svg:y="13.763cm">
          <draw:text-box>
            <text:p><text:span text:style-name="T13">h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" draw:text-style-name="P10" draw:layer="layout" svg:width="26.822cm" svg:height="2.223cm" svg:x="0.102cm" svg:y="0.509cm">
          <draw:text-box>
            <text:p text:style-name="P9"><text:span text:style-name="T6">Методики/Экономия памяти/Разделение памяти/Базовых подформул/Схема</text:span></text:p>
          </draw:text-box>
        </draw:frame>
        <draw:frame draw:style-name="gr2" draw:text-style-name="P24" draw:layer="layout" svg:width="25.568cm" svg:height="1.893cm" svg:x="0.594cm" svg:y="3.942cm">
          <draw:text-box>
            <text:p text:style-name="P23"><text:span text:style-name="T4">Разделение общих частей базовых подформул, полученных в результате расщепления формулы.</text:span><text:span text:style-name="T4"> </text:span><text:span text:style-name="T4"><text:s/></text:span><text:span text:style-name="T12"><text:s/></text:span></text:p>
          </draw:text-box>
        </draw:frame>
        <draw:custom-shape draw:style-name="gr13" draw:text-style-name="P4" draw:layer="layout" svg:width="1.195cm" svg:height="1.196cm" svg:x="2.778cm" svg:y="9.25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196cm" svg:height="1.196cm" svg:x="3.973cm" svg:y="9.25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195cm" svg:height="1.195cm" svg:x="2.778cm" svg:y="11.40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196cm" svg:height="1.195cm" svg:x="3.973cm" svg:y="11.40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195cm" svg:height="1.195cm" svg:x="2.778cm" svg:y="13.4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196cm" svg:height="1.195cm" svg:x="3.973cm" svg:y="13.4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195cm" svg:height="1.196cm" svg:x="5.169cm" svg:y="9.25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195cm" svg:height="1.195cm" svg:x="5.169cm" svg:y="11.4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195cm" svg:height="1.195cm" svg:x="6.364cm" svg:y="11.4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195cm" svg:height="1.196cm" svg:x="6.364cm" svg:y="9.25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195cm" svg:height="2.032cm" draw:transform="rotate (1.5707963267949) translate (5.169cm 14.63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4" draw:layer="layout" svg:width="1.195cm" svg:height="2.033cm" draw:transform="rotate (1.5707963267949) translate (7.559cm 12.598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4" draw:layer="layout" svg:width="1.196cm" svg:height="2.033cm" draw:transform="rotate (1.5707963267949) translate (7.559cm 10.447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8" draw:text-style-name="P4" draw:layer="layout" svg:width="2.988cm" svg:height="2.988cm" svg:x="11.528cm" svg:y="10.447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1.195cm" svg:height="1.195cm" svg:x="16.053cm" svg:y="11.40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xml:id="id9" draw:id="id9" draw:layer="layout" svg:width="1.196cm" svg:height="1.195cm" svg:x="17.248cm" svg:y="11.4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xml:id="id10" draw:id="id10" draw:layer="layout" svg:width="1.195cm" svg:height="1.195cm" svg:x="19.16cm" svg:y="9.96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xml:id="id11" draw:id="id11" draw:layer="layout" svg:width="1.196cm" svg:height="1.195cm" svg:x="20.355cm" svg:y="9.96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196cm" svg:height="2.032cm" draw:transform="rotate (1.5707963267949) translate (19.28cm 14.392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4" xml:id="id13" draw:id="id13" draw:layer="layout" svg:width="1.195cm" svg:height="2.032cm" draw:transform="rotate (1.5707963267949) translate (22.268cm 12.24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4" xml:id="id12" draw:id="id12" draw:layer="layout" svg:width="1.195cm" svg:height="2.032cm" draw:transform="rotate (1.5707963267949) translate (22.268cm 10.088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9" draw:text-style-name="P4" draw:layer="layout" draw:type="line" svg:x1="18.444cm" svg:y1="12cm" svg:x2="19.16cm" svg:y2="10.566cm" draw:start-shape="id9" draw:start-glue-point="1" draw:end-shape="id10" draw:end-glue-point="3" svg:d="m18444 12000 716-1434">
          <text:p/>
        </draw:connector>
        <draw:connector draw:style-name="gr19" draw:text-style-name="P4" draw:layer="layout" draw:type="line" svg:x1="18.444cm" svg:y1="12cm" svg:x2="19.28cm" svg:y2="13.316cm" draw:start-shape="id9" draw:start-glue-point="1" svg:d="m18444 12000 836 1316">
          <text:p/>
        </draw:connector>
        <draw:connector draw:style-name="gr19" draw:text-style-name="P4" draw:layer="layout" draw:type="line" svg:x1="21.551cm" svg:y1="10.566cm" svg:x2="22.269cm" svg:y2="9.492cm" draw:start-shape="id11" draw:start-glue-point="1" draw:end-shape="id12" draw:end-glue-point="4" svg:d="m21551 10566 718-1074">
          <text:p/>
        </draw:connector>
        <draw:connector draw:style-name="gr19" draw:text-style-name="P4" draw:layer="layout" draw:type="line" svg:x1="21.551cm" svg:y1="10.566cm" svg:x2="22.269cm" svg:y2="11.644cm" draw:start-shape="id11" draw:start-glue-point="1" draw:end-shape="id13" draw:end-glue-point="4" svg:d="m21551 10566 718 1078">
          <text:p/>
        </draw:connector>
        <draw:frame draw:style-name="gr10" draw:text-style-name="P24" draw:layer="layout" svg:width="8.804cm" svg:height="1.893cm" svg:x="1.988cm" svg:y="8.068cm">
          <draw:text-box>
            <text:p text:style-name="P23"><text:span text:style-name="T4">Базовые подформулы <text:s/></text:span><text:span text:style-name="T12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" draw:text-style-name="P10" draw:layer="layout" svg:width="26.822cm" svg:height="2.223cm" svg:x="0.102cm" svg:y="0.51cm">
          <draw:text-box>
            <text:p text:style-name="P9"><text:span text:style-name="T6">Методики/Экономия памяти/Разделение памяти/Базовых подформул/Пример формул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" draw:text-style-name="P10" draw:layer="layout" svg:width="25.314cm" svg:height="2.223cm" svg:x="0.102cm" svg:y="0.509cm">
          <draw:text-box>
            <text:p text:style-name="P9"><text:span text:style-name="T6">Методики/Экономия памяти/Удаление излишков и веса выражений</text:span></text:p>
          </draw:text-box>
        </draw:frame>
        <draw:frame draw:style-name="gr2" draw:text-style-name="P24" draw:layer="layout" svg:width="25.568cm" svg:height="1.072cm" svg:x="0.594cm" svg:y="3.641cm">
          <draw:text-box>
            <text:p text:style-name="P23"><text:span text:style-name="T7">1.</text:span><text:span text:style-name="T4"> Удаление неиспользуемых фактов. Пример:</text:span><text:span text:style-name="T4"> </text:span><text:span text:style-name="T4"><text:s/></text:span><text:span text:style-name="T12"><text:s/></text:span></text:p>
          </draw:text-box>
        </draw:frame>
        <draw:frame draw:style-name="gr2" draw:text-style-name="P24" draw:layer="layout" svg:width="25.568cm" svg:height="3.535cm" svg:x="0.594cm" svg:y="8.641cm">
          <draw:text-box>
            <text:p text:style-name="P23"><text:span text:style-name="T7">2.</text:span><text:span text:style-name="T4"> Выбор таких ответов, исполнение которых приводит к выражениям наименьшего веса. Под весом понимается количество узлов в древовидном представлении выражения. Пример:</text:span><text:span text:style-name="T4"> </text:span><text:span text:style-name="T4"><text:s/></text:span><text:span text:style-name="T12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" draw:text-style-name="P10" draw:layer="layout" svg:width="25.314cm" svg:height="2.223cm" svg:x="0.102cm" svg:y="0.511cm">
          <draw:text-box>
            <text:p text:style-name="P9"><text:span text:style-name="T6">Методики/Неограниченные переменные/Ленивая конкретизация</text:span></text:p>
          </draw:text-box>
        </draw:frame>
        <draw:frame draw:style-name="gr2" draw:text-style-name="P24" draw:layer="layout" svg:width="25.568cm" svg:height="2.714cm" svg:x="0.594cm" svg:y="3.441cm">
          <draw:text-box>
            <text:p text:style-name="P23"><text:span text:style-name="T7">Идея:</text:span><text:span text:style-name="T4"> Вместо конкретного элемента эрбранова универса выбирается неопределённый эрбанов элемен (НЭЭ), который конкретизируется позднее по мере необходимости.</text:span><text:span text:style-name="T4"> </text:span><text:span text:style-name="T12"><text:s/></text:span></text:p>
          </draw:text-box>
        </draw:frame>
        <draw:frame draw:style-name="gr2" draw:text-style-name="P24" draw:layer="layout" svg:width="25.568cm" svg:height="1.072cm" svg:x="0.594cm" svg:y="6.841cm">
          <draw:text-box>
            <text:p text:style-name="P23"><text:span text:style-name="T7">Пример:</text:span><text:span text:style-name="T4"> <text:s/></text:span><text:span text:style-name="T12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" draw:text-style-name="P10" draw:layer="layout" svg:width="25.314cm" svg:height="2.223cm" svg:x="0.102cm" svg:y="0.511cm">
          <draw:text-box>
            <text:p text:style-name="P9"><text:span text:style-name="T6">Методики/Неограниченные переменные/Ленивая конкретизация/Ограничения</text:span></text:p>
          </draw:text-box>
        </draw:frame>
        <draw:frame draw:style-name="gr2" draw:text-style-name="P24" draw:layer="layout" svg:width="25.568cm" svg:height="2.714cm" svg:x="0.594cm" svg:y="3.441cm">
          <draw:text-box>
            <text:p text:style-name="P23"><text:span text:style-name="T7">Проблема:</text:span><text:span text:style-name="T4"> Конкретизация НЭЭ может производиться в холостую (раньше нужного времени), и не приводить к успешному результату.</text:span></text:p>
          </draw:text-box>
        </draw:frame>
        <draw:frame draw:style-name="gr2" draw:text-style-name="P24" draw:layer="layout" svg:width="25.568cm" svg:height="2.714cm" svg:x="0.594cm" svg:y="8.041cm">
          <draw:text-box>
            <text:p text:style-name="P23"><text:span text:style-name="T7">Ограничение 1:</text:span><text:span text:style-name="T4"> Огарничить количество одинаковых конкретизаций таких НЭЭ, которые изначально появились как рездультат подстановки для одной и той же переменной. </text:span></text:p>
          </draw:text-box>
        </draw:frame>
        <draw:frame draw:style-name="gr2" draw:text-style-name="P24" draw:layer="layout" svg:width="25.568cm" svg:height="1.893cm" svg:x="0.594cm" svg:y="12.941cm">
          <draw:text-box>
            <text:p text:style-name="P23"><text:span text:style-name="T7">Ограничение 2:</text:span><text:span text:style-name="T4"> Сохранять конкретизируемый НЭЭ, при этом порождать новое выражение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2" draw:text-style-name="P10" draw:layer="layout" svg:width="25.314cm" svg:height="2.223cm" svg:x="0.102cm" svg:y="0.511cm">
          <draw:text-box>
            <text:p text:style-name="P9"><text:span text:style-name="T6">Методики/Неограниченные переменные/Фильтрация эрбранова универса</text:span></text:p>
          </draw:text-box>
        </draw:frame>
        <draw:frame draw:style-name="gr2" draw:text-style-name="P24" draw:layer="layout" svg:width="25.568cm" svg:height="1.893cm" svg:x="0.594cm" svg:y="3.441cm">
          <draw:text-box>
            <text:p text:style-name="P23"><text:span text:style-name="T7">Идея:</text:span><text:span text:style-name="T4"> Фильтровать заведомо неподходящие элементы эрбранова универса.</text:span><text:span text:style-name="T4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2" draw:text-style-name="P10" draw:layer="layout" svg:width="25.314cm" svg:height="1.237cm" svg:x="0.102cm" svg:y="0.512cm">
          <draw:text-box>
            <text:p text:style-name="P9"><text:span text:style-name="T6">Методики/k,m-ограничение</text:span></text:p>
          </draw:text-box>
        </draw:frame>
        <draw:frame draw:style-name="gr2" draw:text-style-name="P24" draw:layer="layout" svg:width="25.568cm" svg:height="1.893cm" svg:x="0.594cm" svg:y="2.54cm">
          <draw:text-box>
            <text:p text:style-name="P23"><text:span text:style-name="T7">Идея:</text:span><text:span text:style-name="T4"> Ответ на вопрос принимается, если за последующие k шагов вывода, заданное событие произойдёт m раз.</text:span><text:span text:style-name="T4"> </text:span><text:span text:style-name="T12"><text:s/></text:span></text:p>
          </draw:text-box>
        </draw:frame>
        <draw:frame draw:style-name="gr2" draw:text-style-name="P24" draw:layer="layout" svg:width="25.568cm" svg:height="1.072cm" svg:x="0.762cm" svg:y="6.619cm">
          <draw:text-box>
            <text:p text:style-name="P23"><text:span text:style-name="T4">Два варианта спецификации:</text:span><text:span text:style-name="T12"> </text:span></text:p>
          </draw:text-box>
        </draw:frame>
        <draw:frame draw:style-name="gr2" draw:text-style-name="P24" draw:layer="layout" svg:width="25.568cm" svg:height="2.714cm" svg:x="0.762cm" svg:y="8.019cm">
          <draw:text-box>
            <text:p text:style-name="P23"><text:span text:style-name="T12">1.</text:span><text:span text:style-name="T4"> k,m-опровержение. Обобщение k-опровержения, предложенного А.К. Жерловым. Если за k щагов будет опровергнуто по меньшей мере m базовых подформул.</text:span><text:span text:style-name="T12"> </text:span></text:p>
          </draw:text-box>
        </draw:frame>
        <draw:frame draw:style-name="gr2" draw:text-style-name="P24" draw:layer="layout" svg:width="25.568cm" svg:height="1.893cm" svg:x="0.762cm" svg:y="11.12cm">
          <draw:text-box>
            <text:p text:style-name="P23"><text:span text:style-name="T12">2.</text:span><text:span text:style-name="T4"> k,m-конкретизация. Если за k шагов будет конкретизировано m НЭЭ.</text:span><text:span text:style-name="T12"> </text:span></text:p>
          </draw:text-box>
        </draw:frame>
        <draw:frame draw:style-name="gr2" draw:text-style-name="P24" draw:layer="layout" svg:width="25.568cm" svg:height="2.714cm" svg:x="0.762cm" svg:y="15.819cm">
          <draw:text-box>
            <text:p text:style-name="P23"><text:span text:style-name="T4">Реализация использует ДСВ. В случае неудачи производится возврат, т.е. удаление узлов ДСВ от листа до точки возврата, с последовательной разконкретизацией НЭЭ.</text:span><text:span text:style-name="T12">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2" draw:text-style-name="P10" draw:layer="layout" svg:width="27.584cm" svg:height="1.237cm" svg:x="0.102cm" svg:y="0.513cm">
          <draw:text-box>
            <text:p text:style-name="P9"><text:span text:style-name="T6">Методики/Параллельные стратегии</text:span></text:p>
          </draw:text-box>
        </draw:frame>
        <draw:frame draw:style-name="gr2" draw:text-style-name="P24" draw:layer="layout" svg:width="25.568cm" svg:height="1.893cm" svg:x="0.762cm" svg:y="2.418cm">
          <draw:text-box>
            <text:p text:style-name="P23"><text:span text:style-name="T7">Идея</text:span><text:span text:style-name="T4"> использовать принципы Erlang: много </text:span><text:span text:style-name="T7">независимых</text:span><text:span text:style-name="T4"> процессов.</text:span><text:span text:style-name="T12"> </text:span></text:p>
          </draw:text-box>
        </draw:frame>
        <draw:frame draw:style-name="gr2" draw:text-style-name="P24" draw:layer="layout" svg:width="25.568cm" svg:height="2.714cm" svg:x="0.762cm" svg:y="7.719cm">
          <draw:text-box>
            <text:p text:style-name="P23"><text:span text:style-name="T12">1.</text:span><text:span text:style-name="T4"> Независимые базы опровергать в отдельном процессе. Возможно на другом вычислительном узле. Особенно актуально для крупных формул с дизъюнктивными ветвлениями.</text:span><text:span text:style-name="T12"> </text:span></text:p>
          </draw:text-box>
        </draw:frame>
        <draw:frame draw:style-name="gr2" draw:text-style-name="P24" draw:layer="layout" svg:width="25.568cm" svg:height="1.893cm" svg:x="0.762cm" svg:y="10.919cm">
          <draw:text-box>
            <text:p text:style-name="P23"><text:span text:style-name="T12">2.</text:span><text:span text:style-name="T4"> Для каждого вопроса искать ответы в независимых процесах.</text:span></text:p>
          </draw:text-box>
        </draw:frame>
        <draw:frame draw:style-name="gr2" draw:text-style-name="P24" draw:layer="layout" svg:width="25.568cm" svg:height="5.177cm" svg:x="0.762cm" svg:y="13.42cm">
          <draw:text-box>
            <text:p text:style-name="P23"><text:span text:style-name="T12">3.</text:span><text:span text:style-name="T4"> Процедура поиска ответов использует процедуру поиска подстановок для каждого атома из конъюнкта вопроса, которые можно исполнять в независимых процессах. Накладные расходы на создание процессов могут перекрыть полезное время вычислений, поэтому использование стратегии возможно в особых случаях.</text:span></text:p>
          </draw:text-box>
        </draw:frame>
        <draw:frame draw:style-name="gr2" draw:text-style-name="P24" draw:layer="layout" svg:width="25.568cm" svg:height="1.072cm" svg:x="0.762cm" svg:y="6.319cm">
          <draw:text-box>
            <text:p text:style-name="P23"><text:span text:style-name="T4">Три вложенные стратегии:</text:span><text:span text:style-name="T12">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8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2" draw:text-style-name="P10" draw:layer="layout" svg:width="27.584cm" svg:height="1.237cm" svg:x="0.102cm" svg:y="0.515cm">
          <draw:text-box>
            <text:p text:style-name="P9"><text:span text:style-name="T6">Методики/Параллельные стратегии/Тестирование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2" draw:text-style-name="P10" draw:layer="layout" svg:width="27.584cm" svg:height="1.237cm" svg:x="0.102cm" svg:y="0.517cm">
          <draw:text-box>
            <text:p text:style-name="P9"><text:span text:style-name="T6">Методики/Индексирование</text:span></text:p>
          </draw:text-box>
        </draw:frame>
        <draw:frame draw:style-name="gr2" draw:text-style-name="P24" draw:layer="layout" svg:width="25.568cm" svg:height="1.893cm" svg:x="0.594cm" svg:y="3.441cm">
          <draw:text-box>
            <text:p text:style-name="P23"><text:span text:style-name="T7">Проблема:</text:span><text:span text:style-name="T4"> Очень много термов. Поиск по ним нужно проводить быстро. </text:span></text:p>
          </draw:text-box>
        </draw:frame>
        <draw:frame draw:style-name="gr2" draw:text-style-name="P24" draw:layer="layout" svg:width="25.568cm" svg:height="2.714cm" svg:x="0.594cm" svg:y="6.542cm">
          <draw:text-box>
            <text:p text:style-name="P23"><text:span text:style-name="T7">Одно из решений:</text:span><text:span text:style-name="T4"> Индексировать термы. Являются древовидными структурами, и требуют специальных методов индексирования. </text:span></text:p>
          </draw:text-box>
        </draw:frame>
        <draw:frame draw:style-name="gr2" draw:text-style-name="P24" draw:layer="layout" svg:width="25.568cm" svg:height="6.819cm" svg:x="0.594cm" svg:y="10.142cm">
          <draw:text-box>
            <text:p text:style-name="P23"><text:span text:style-name="T7">Существующие методы индексирования:</text:span><text:span text:style-name="T4"> Индексирование путями (path indexing), индексирование деревом подстановок (substitution tree indexing), их модификации и др. Требуется адаптация для данной системы. </text:span></text:p>
            <text:p text:style-name="P23"><text:span text:style-name="T4"/></text:p>
            <text:p text:style-name="P23"><text:span text:style-name="T4">Поскольку, ПО-формулы тоже обладают древовидной структурой, возможно обобщение методов индексирования термов до индексирования ПО-формул. <text:s/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2" draw:text-style-name="P10" draw:layer="layout" svg:width="27.584cm" svg:height="1.237cm" svg:x="0.102cm" svg:y="0.517cm">
          <draw:text-box>
            <text:p text:style-name="P9"><text:span text:style-name="T6">Методики/Индексирование/Пример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1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2" draw:text-style-name="P10" draw:layer="layout" svg:width="27.584cm" svg:height="1.237cm" svg:x="0.102cm" svg:y="0.517cm">
          <draw:text-box>
            <text:p text:style-name="P9"><text:span text:style-name="T6">Методики/Индексирование/Литература</text:span></text:p>
          </draw:text-box>
        </draw:frame>
        <draw:frame draw:style-name="gr2" draw:text-style-name="P24" draw:layer="layout" svg:width="25.568cm" svg:height="2.714cm" svg:x="1.016cm" svg:y="3.128cm">
          <draw:text-box>
            <text:p text:style-name="P23"><text:span text:style-name="T4">Индексирование термов является одной из основных тем исследования в области АДТ. Хотя, стали появляться комментарии вроде “Индексирование – необходимое зло”. <text:s/></text:span></text:p>
          </draw:text-box>
        </draw:frame>
        <draw:frame draw:style-name="gr2" draw:text-style-name="P24" draw:layer="layout" svg:width="25.568cm" svg:height="13.629cm" svg:x="1.016cm" svg:y="6.528cm">
          <draw:text-box>
            <text:p text:style-name="P23"><text:span text:style-name="T4">Литература:</text:span></text:p>
            <text:p text:style-name="P23"><text:span text:style-name="T4"/></text:p>
            <text:p text:style-name="P23"><text:span text:style-name="T14">1.</text:span><text:span text:style-name="T15"> Graf P. Substitution Tree Indexing // Proceedings of the 6th International Conference on Rewriting Techniques and Applications. 1995. P.117-131. </text:span></text:p>
            <text:p text:style-name="P23"><text:span text:style-name="T15"><text:s/></text:span></text:p>
            <text:p text:style-name="P23"><text:span text:style-name="T16">2.</text:span><text:span text:style-name="T17"> Graf P. Term Indexing (Lecture Notes in Computer Science / Lecture Notes in Artificial Intelligence). Springer; 1 edition. March 27, 1996.</text:span></text:p>
            <text:p text:style-name="P23"><text:span text:style-name="T17"/></text:p>
            <text:p text:style-name="P23"><text:span text:style-name="T16">3.</text:span><text:span text:style-name="T17"> McCune W. Experiments with Discrimination-Tree indexing and Path Indexing for Term Retrieval // Journal of Automated Reasoning. 1992. V.9(2). P.147-167.</text:span></text:p>
            <text:p text:style-name="P23"><text:span text:style-name="T17"/></text:p>
            <text:p text:style-name="P23"><text:span text:style-name="T16">4.</text:span><text:span text:style-name="T17"> Sekar, R., Ramakrishnan, I.V., Voronkov, A. Term Indexing. In: Robinson, A., Voronkov, A. (eds.) Handbook of Automated Reasoning, pp. 1853-1964. MIT Press, Cambridge. 2001.</text:span></text:p>
            <text:p text:style-name="P23"><text:span text:style-name="T17"/></text:p>
            <text:p text:style-name="P23"><text:span text:style-name="T16">5.</text:span><text:span text:style-name="T17"> Stickel M. The path-indexing method for indexing terms. / Stickel M. // Technical Note 473, Artificial Intelligence Center, SRI International, RAVENSWOOD AVE., MENLO PARK, CA 94025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2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" draw:text-style-name="P10" draw:layer="layout" svg:width="27.584cm" svg:height="1.237cm" svg:x="0.102cm" svg:y="0.516cm">
          <draw:text-box>
            <text:p text:style-name="P9"><text:span text:style-name="T6">Методики/Кэширование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2" draw:text-style-name="P10" draw:layer="layout" svg:width="27.584cm" svg:height="1.237cm" svg:x="0.102cm" svg:y="0.517cm">
          <draw:text-box>
            <text:p text:style-name="P9"><text:span text:style-name="T6">Методики/Равенства</text:span></text:p>
          </draw:text-box>
        </draw:frame>
        <draw:frame draw:style-name="gr2" draw:text-style-name="P24" draw:layer="layout" svg:width="25.568cm" svg:height="2.714cm" svg:x="0.594cm" svg:y="3.442cm">
          <draw:text-box>
            <text:p text:style-name="P23"><text:span text:style-name="T7">Проблема:</text:span><text:span text:style-name="T4"> Крайне неэффективно в явной форме использовать аксиомы равенства (рефлексивность, симметричность, транзитивность, подстановочность).</text:span></text:p>
          </draw:text-box>
        </draw:frame>
        <draw:frame draw:style-name="gr2" draw:text-style-name="P24" draw:layer="layout" svg:width="25.568cm" svg:height="1.893cm" svg:x="0.594cm" svg:y="6.642cm">
          <draw:text-box>
            <text:p text:style-name="P23"><text:span text:style-name="T7">Ограничения:</text:span><text:span text:style-name="T4"> Необходимо сохранить особенности исчисления ПО-формул.</text:span></text:p>
          </draw:text-box>
        </draw:frame>
        <draw:frame draw:style-name="gr2" draw:text-style-name="P24" draw:layer="layout" svg:width="25.568cm" svg:height="1.893cm" svg:x="0.594cm" svg:y="9.243cm">
          <draw:text-box>
            <text:p text:style-name="P23"><text:span text:style-name="T7">Решение:</text:span><text:span text:style-name="T4"> Использовать системы переписывания термов (СПТ) для генерации эквивалентных фактов в базе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2" draw:text-style-name="P10" draw:layer="layout" svg:width="27.584cm" svg:height="1.237cm" svg:x="0.102cm" svg:y="0.518cm">
          <draw:text-box>
            <text:p text:style-name="P9"><text:span text:style-name="T6">Программная система/Глава 3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2" draw:text-style-name="P10" draw:layer="layout" svg:width="27.584cm" svg:height="1.237cm" svg:x="0.102cm" svg:y="0.519cm">
          <draw:text-box>
            <text:p text:style-name="P9"><text:span text:style-name="T6">Программная система/Подсистемы</text:span></text:p>
          </draw:text-box>
        </draw:frame>
        <draw:frame draw:style-name="gr2" draw:text-style-name="P24" draw:layer="layout" svg:width="25.568cm" svg:height="1.072cm" svg:x="0.762cm" svg:y="3.119cm">
          <draw:text-box>
            <text:p text:style-name="P23"><text:span text:style-name="T12">1.</text:span><text:span text:style-name="T4"> Контроллер доступа к формуле.</text:span><text:span text:style-name="T12"> </text:span></text:p>
          </draw:text-box>
        </draw:frame>
        <draw:frame draw:style-name="gr2" draw:text-style-name="P24" draw:layer="layout" svg:width="25.568cm" svg:height="1.072cm" svg:x="0.762cm" svg:y="4.719cm">
          <draw:text-box>
            <text:p text:style-name="P23"><text:span text:style-name="T12">2.</text:span><text:span text:style-name="T4"> Поиск ответных подстановок.</text:span><text:span text:style-name="T12"> </text:span></text:p>
          </draw:text-box>
        </draw:frame>
        <draw:frame draw:style-name="gr2" draw:text-style-name="P24" draw:layer="layout" svg:width="25.568cm" svg:height="1.072cm" svg:x="0.762cm" svg:y="9.019cm">
          <draw:text-box>
            <text:p text:style-name="P23"><text:span text:style-name="T12">8.</text:span><text:span text:style-name="T4"> Супервизор.</text:span><text:span text:style-name="T12"> </text:span></text:p>
          </draw:text-box>
        </draw:frame>
        <draw:frame draw:style-name="gr2" draw:text-style-name="P24" draw:layer="layout" svg:width="25.568cm" svg:height="1.072cm" svg:x="0.762cm" svg:y="6.419cm">
          <draw:text-box>
            <text:p text:style-name="P23"><text:span text:style-name="T12">3.</text:span><text:span text:style-name="T4"> Выборщик стратегий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2" draw:text-style-name="P10" draw:layer="layout" svg:width="27.584cm" svg:height="1.237cm" svg:x="0.102cm" svg:y="0.519cm">
          <draw:text-box>
            <text:p text:style-name="P9"><text:span text:style-name="T6">Программная система/Процедуры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2" draw:text-style-name="P10" draw:layer="layout" svg:width="27.584cm" svg:height="1.237cm" svg:x="0.102cm" svg:y="0.519cm">
          <draw:text-box>
            <text:p text:style-name="P9"><text:span text:style-name="T6">Программная система/Транслятор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8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2" draw:text-style-name="P10" draw:layer="layout" svg:width="27.584cm" svg:height="1.237cm" svg:x="0.102cm" svg:y="0.519cm">
          <draw:text-box>
            <text:p text:style-name="P9"><text:span text:style-name="T6">Приложения и тестирование/Глава 4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2" draw:text-style-name="P10" draw:layer="layout" svg:width="27.584cm" svg:height="1.237cm" svg:x="0.102cm" svg:y="0.52cm">
          <draw:text-box>
            <text:p text:style-name="P9"><text:span text:style-name="T6">Приложения и тестирование/Библиотека TPTP</text:span></text:p>
          </draw:text-box>
        </draw:frame>
        <draw:frame draw:style-name="gr2" draw:text-style-name="P22" draw:layer="layout" svg:width="25.568cm" svg:height="15.85cm" svg:x="0.594cm" svg:y="3.543cm">
          <draw:text-box>
            <text:p text:style-name="P21"><text:span text:style-name="T4">Библиотека TPTP (Thousands of Problems for Theorem Provers, www.tptp.org). Является де-факто стандартом для тестирования первопорядковых систем АДТ. Регулярно обновляется и растёт.</text:span></text:p>
            <text:p text:style-name="P21"><text:span text:style-name="T4"><text:s/></text:span></text:p>
            <text:p text:style-name="P21"><text:span text:style-name="T4"/></text:p>
            <text:p text:style-name="P21"><text:span text:style-name="T4">Тысячи задач, классифицированные по многим критериям: рейтинг (сколько state-of-the-art систем могут решить задачу), количественные характеристики формулы, тип формул (теорема, открытая проблема и т.п.), формат формул (FOF, CNF и др.), предметная область (геометрия, медицина, головоломки, алгебра, менеджмент, верификация, планирование и др.)</text:span></text:p>
            <text:p text:style-name="P21"><text:span text:style-name="T4"><text:s/></text:span></text:p>
            <text:p text:style-name="P21"><text:span text:style-name="T4"/></text:p>
            <text:p text:style-name="P21"><text:span text:style-name="T4">Рейтинг. В библиотеку включены лучшие системы АДТ мирового уровня. Если ниодна из систем не может решить задачу, значит рейтинг 1.0, если все решают, то 0.0. К классу difficult относятся задачи с рейтингом уже от 0.04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2" draw:text-style-name="P10" draw:layer="layout" svg:width="27.584cm" svg:height="1.237cm" svg:x="0.102cm" svg:y="0.52cm">
          <draw:text-box>
            <text:p text:style-name="P9"><text:span text:style-name="T6">Приложения и тестирование/Результаты</text:span></text:p>
          </draw:text-box>
        </draw:frame>
        <draw:frame draw:style-name="gr2" draw:text-style-name="P24" draw:layer="layout" svg:width="25.568cm" svg:height="1.072cm" svg:x="0.594cm" svg:y="2.541cm">
          <draw:text-box>
            <text:p text:style-name="P23"><text:span text:style-name="T7">1.</text:span><text:span text:style-name="T4"> Решены некоторые задачи с рейтингом от 0.5 до 0.62. </text:span><text:span text:style-name="T12"><text:s/></text:span></text:p>
          </draw:text-box>
        </draw:frame>
        <draw:frame draw:style-name="gr2" draw:text-style-name="P24" draw:layer="layout" svg:width="25.568cm" svg:height="1.072cm" svg:x="0.594cm" svg:y="4.441cm">
          <draw:text-box>
            <text:p text:style-name="P23"><text:span text:style-name="T7">2.</text:span><text:span text:style-name="T4"> Достаточно много задач рейтингом от 0.21 до 0.5 </text:span><text:span text:style-name="T12"><text:s/></text:span></text:p>
          </draw:text-box>
        </draw:frame>
        <draw:frame draw:style-name="gr2" draw:text-style-name="P24" draw:layer="layout" svg:width="25.568cm" svg:height="1.072cm" svg:x="0.594cm" svg:y="6.141cm">
          <draw:text-box>
            <text:p text:style-name="P23"><text:span text:style-name="T7">3.</text:span><text:span text:style-name="T4"> Очень много задач с рейтингом меньше 0.21. </text:span><text:span text:style-name="T12"><text:s/></text:span></text:p>
          </draw:text-box>
        </draw:frame>
        <draw:frame draw:style-name="gr2" draw:text-style-name="P24" draw:layer="layout" svg:width="25.568cm" svg:height="1.893cm" svg:x="0.594cm" svg:y="7.541cm">
          <draw:text-box>
            <text:p text:style-name="P23"><text:span text:style-name="T7">4.</text:span><text:span text:style-name="T4"> Хорошие результаты в следующих предметных областях: геометрия, менеджмент, Syntactic, Commonseance reasoning</text:span></text:p>
          </draw:text-box>
        </draw:frame>
        <draw:frame draw:style-name="gr2" draw:text-style-name="P24" draw:layer="layout" svg:width="25.568cm" svg:height="1.072cm" svg:x="0.594cm" svg:y="9.942cm">
          <draw:text-box>
            <text:p text:style-name="P23"><text:span text:style-name="T7">5.</text:span><text:span text:style-name="T4"> Для “парового катка” найден минимальный вывод.</text:span></text:p>
          </draw:text-box>
        </draw:frame>
        <draw:frame draw:style-name="gr2" draw:text-style-name="P24" draw:layer="layout" svg:width="25.568cm" svg:height="1.893cm" svg:x="0.594cm" svg:y="11.642cm">
          <draw:text-box>
            <text:p text:style-name="P23"><text:span text:style-name="T7">6.</text:span><text:span text:style-name="T4"> Решаются некоторые очень крупные задачи: тысячи подформул-вопрсов, большая глубина, размер более 1мб.</text:span></text:p>
          </draw:text-box>
        </draw:frame>
        <draw:frame draw:style-name="gr2" draw:text-style-name="P24" draw:layer="layout" svg:width="25.568cm" svg:height="1.893cm" svg:x="0.594cm" svg:y="13.943cm">
          <draw:text-box>
            <text:p text:style-name="P23"><text:span text:style-name="T7">7.</text:span><text:span text:style-name="T4"> Некоторые satisfiable задачи распознаются как satisfiable.</text:span></text:p>
          </draw:text-box>
        </draw:frame>
        <draw:frame draw:style-name="gr2" draw:text-style-name="P24" draw:layer="layout" svg:width="25.568cm" svg:height="1.072cm" svg:x="0.594cm" svg:y="16.144cm">
          <draw:text-box>
            <text:p text:style-name="P23"><text:span text:style-name="T7">8.</text:span><text:span text:style-name="T4"> Вкл/Выкл стратегий наглядно демонстрирует их пользу. </text:span></text:p>
          </draw:text-box>
        </draw:frame>
        <draw:frame draw:style-name="gr2" draw:text-style-name="P24" draw:layer="layout" svg:width="26.584cm" svg:height="1.072cm" svg:x="0.594cm" svg:y="17.944cm">
          <draw:text-box>
            <text:p text:style-name="P23"><text:span text:style-name="T7">9.</text:span><text:span text:style-name="T4"> Выделены классы задач, наиболее подходящие для ПО-формул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1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2" draw:text-style-name="P10" draw:layer="layout" svg:width="27.584cm" svg:height="1.237cm" svg:x="0.102cm" svg:y="0.52cm">
          <draw:text-box>
            <text:p text:style-name="P9"><text:span text:style-name="T6">Приложения и тестирование/Сравнение</text:span></text:p>
          </draw:text-box>
        </draw:frame>
        <draw:frame draw:style-name="gr2" draw:text-style-name="P24" draw:layer="layout" svg:width="25.568cm" svg:height="4.356cm" svg:x="0.594cm" svg:y="2.541cm">
          <draw:text-box>
            <text:p text:style-name="P23"><text:span text:style-name="T7">1.</text:span><text:span text:style-name="T4"> Сильнейшие из сильнейших системы: EP, Vampire, iProver выигрывают в сложности решаемых задач, то есть могут решать некоторые задачи с рейтингом близким к 0.9. Как правило только эти системы и могут решить такие задачи, поэтому у них такой выоский рейтинг. </text:span><text:span text:style-name="T12"><text:s/></text:span></text:p>
          </draw:text-box>
        </draw:frame>
        <draw:frame draw:style-name="gr2" draw:text-style-name="P24" draw:layer="layout" svg:width="25.568cm" svg:height="2.714cm" svg:x="0.594cm" svg:y="7.241cm">
          <draw:text-box>
            <text:p text:style-name="P23"><text:span text:style-name="T7">2. </text:span><text:span text:style-name="T4">В простых и средних задачах, как правило разница незначительная с переменным успехом. Выигрыш по времени у просто сильнейших систем.</text:span><text:span text:style-name="T4"> <text:s/></text:span><text:span text:style-name="T12"><text:s/></text:span></text:p>
          </draw:text-box>
        </draw:frame>
        <draw:frame draw:style-name="gr2" draw:text-style-name="P24" draw:layer="layout" svg:width="25.568cm" svg:height="1.072cm" svg:x="0.594cm" svg:y="10.641cm">
          <draw:text-box>
            <text:p text:style-name="P23"><text:span text:style-name="T7">3. </text:span><text:span text:style-name="T4">Выигрываем у многих других систем.</text:span><text:span text:style-name="T4"> </text:span></text:p>
          </draw:text-box>
        </draw:frame>
        <draw:frame draw:style-name="gr2" draw:text-style-name="P24" draw:layer="layout" svg:width="25.568cm" svg:height="2.714cm" svg:x="0.594cm" svg:y="12.541cm">
          <draw:text-box>
            <text:p text:style-name="P23"><text:span text:style-name="T7">4. </text:span><text:span text:style-name="T4">Возможны неожиданные результаты, когда не решается задача с рейтингом 0 или около. Это касается и остальных систем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2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2" draw:text-style-name="P10" draw:layer="layout" svg:width="27.584cm" svg:height="1.237cm" svg:x="0.102cm" svg:y="0.521cm">
          <draw:text-box>
            <text:p text:style-name="P9"><text:span text:style-name="T6">Приложения и тестирование/Статистка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2" draw:text-style-name="P10" draw:layer="layout" svg:width="20.742cm" svg:height="1.237cm" svg:x="0.402cm" svg:y="0.508cm">
          <draw:text-box>
            <text:p text:style-name="P9"><text:span text:style-name="T6">Заключение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1e7e5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1e7e5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2-29T08:02:34</meta:creation-date>
    <meta:editing-duration>P5DT19H15M42S</meta:editing-duration>
    <meta:editing-cycles>93</meta:editing-cycles>
    <meta:generator>LibreOffice/3.5$Linux_x86 LibreOffice_project/350m1$Build-2</meta:generator>
    <dc:date>2012-10-18T02:10:47</dc:date>
    <meta:document-statistic meta:object-count="284"/>
  </office:meta>
</office:document-meta>
</file>

<file path=Object 1/content.xml><?xml version="1.0" encoding="utf-8"?>
<math xmlns="http://www.w3.org/1998/Math/MathML">
  <semantics>
    <mrow>
      <mo stretchy="false">∀</mo>
      <mi mathvariant="normal">:</mi>
      <mi>T</mi>
      <mo stretchy="false">{</mo>
      <mtable>
        <mtr>
          <mtd>
            <mrow>
              <mo stretchy="false">∃</mo>
              <mrow/>
              <mi mathvariant="normal">:</mi>
              <mi>A</mi>
              <mrow>
                <mo stretchy="false">(</mo>
                <mrow>
                  <mi>k</mi>
                </mrow>
                <mo stretchy="false">)</mo>
              </mrow>
              <mrow>
                <mo stretchy="true">{</mo>
                <mrow>
                  <mtable>
                    <mtr>
                      <mtd>
                        <mrow>
                          <mo stretchy="false">∀</mo>
                          <mrow>
                            <mi>x</mi>
                          </mrow>
                          <mi mathvariant="normal">:</mi>
                          <mi>P</mi>
                          <mrow>
                            <mo stretchy="false">(</mo>
                            <mrow>
                              <mi>k</mi>
                              <mi>,</mi>
                              <mi>x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>C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</mrow>
                          <mi mathvariant="normal">:</mi>
                          <mi>A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row>
                            <mo stretchy="true">{</mo>
                            <mrow>
                              <mtable>
                                <mtr>
                                  <mtd>
                                    <mrow>
                                      <mo stretchy="false">∃</mo>
                                      <mi mathvariant="normal">:</mi>
                                      <mi>D</mi>
                                      <mrow>
                                        <mo stretchy="false">(</mo>
                                        <mrow>
                                          <mi>x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o stretchy="false">∃</mo>
                                      <mrow>
                                        <mi>z</mi>
                                      </mrow>
                                      <mi mathvariant="normal">:</mi>
                                      <mi>P</mi>
                                      <mrow>
                                        <mo stretchy="false">(</mo>
                                        <mrow>
                                          <mi>x</mi>
                                          <mi>,</mi>
                                          <mi>z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</mtable>
                            </mrow>
                          </mrow>
                        </mrow>
                      </mtd>
                    </mtr>
                  </mtable>
                </mrow>
              </mrow>
            </mrow>
          </mtd>
        </mtr>
      </mtable>
    </mrow>
    <annotation encoding="StarMath 5.0">forall : T \{stack{ exists{} : A(k)  
left lbrace alignl  
stack{
forall{x} : P(k,x) \{ exists : C(x)   #
forall{x} : A(x) left lbrace alignl stack{exists : D(x) # exists{z}:P(x,z)} right none 
}
right none 


}   
</annotation>
  </semantics>
</math>
</file>

<file path=Object 2/content.xml><?xml version="1.0" encoding="utf-8"?>
<math xmlns="http://www.w3.org/1998/Math/MathML">
  <semantics>
    <mrow>
      <mo stretchy="false">∀</mo>
      <mi mathvariant="normal">:</mi>
      <mi>T</mi>
      <mrow>
        <mo stretchy="true">{</mo>
        <mrow>
          <mtable>
            <mtr>
              <mtd>
                <mrow>
                  <mo stretchy="false">∃</mo>
                  <mrow/>
                  <mi mathvariant="normal">:</mi>
                  <mi>A</mi>
                  <mrow>
                    <mo stretchy="false">(</mo>
                    <mrow>
                      <mi>k</mi>
                    </mrow>
                    <mo stretchy="false">)</mo>
                  </mrow>
                  <mi>,</mi>
                  <mi>D</mi>
                  <mrow>
                    <mo stretchy="false">(</mo>
                    <mrow>
                      <mi>k</mi>
                    </mrow>
                    <mo stretchy="false">)</mo>
                  </mrow>
                  <mrow>
                    <mo stretchy="true">{</mo>
                    <mrow>
                      <mtable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P</mi>
                              <mrow>
                                <mo stretchy="false">(</mo>
                                <mrow>
                                  <mi>k</mi>
                                  <mi>,</mi>
                                  <mi>x</mi>
                                </mrow>
                                <mo stretchy="false">)</mo>
                              </mrow>
                              <mo stretchy="false">{</mo>
                              <mo stretchy="false">∃</mo>
                              <mi mathvariant="normal">:</mi>
                              <mi>C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</mrow>
                          </mtd>
                        </mtr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A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  <mrow>
                                <mo stretchy="true">{</mo>
                                <mrow>
                                  <mtable>
                                    <mtr>
                                      <mtd>
                                        <mrow>
                                          <mo stretchy="false">∃</mo>
                                          <mi mathvariant="normal">:</mi>
                                          <mi>D</mi>
                                          <mrow>
                                            <mo stretchy="false">(</mo>
                                            <mrow>
                                              <mi>x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  <mtr>
                                      <mtd>
                                        <mrow>
                                          <mo stretchy="false">∃</mo>
                                          <mrow>
                                            <mi>z</mi>
                                          </mrow>
                                          <mi mathvariant="normal">:</mi>
                                          <mi>P</mi>
                                          <mrow>
                                            <mo stretchy="false">(</mo>
                                            <mrow>
                                              <mi>x</mi>
                                              <mi>,</mi>
                                              <mi>z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</mtable>
                                </mrow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  <mtr>
              <mtd>
                <mrow>
                  <mo stretchy="false">∃</mo>
                  <mrow/>
                  <mi mathvariant="normal">:</mi>
                  <mi>A</mi>
                  <mrow>
                    <mo stretchy="false">(</mo>
                    <mrow>
                      <mi>k</mi>
                    </mrow>
                    <mo stretchy="false">)</mo>
                  </mrow>
                  <mi>,</mi>
                  <mi>P</mi>
                  <mrow>
                    <mo stretchy="false">(</mo>
                    <mrow>
                      <mi>k</mi>
                      <mi>,</mi>
                      <mi>z</mi>
                      <mi>'</mi>
                    </mrow>
                    <mo stretchy="false">)</mo>
                  </mrow>
                  <mrow>
                    <mo stretchy="true">{</mo>
                    <mrow>
                      <mtable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P</mi>
                              <mrow>
                                <mo stretchy="false">(</mo>
                                <mrow>
                                  <mi>k</mi>
                                  <mi>,</mi>
                                  <mi>x</mi>
                                </mrow>
                                <mo stretchy="false">)</mo>
                              </mrow>
                              <mo stretchy="false">{</mo>
                              <mo stretchy="false">∃</mo>
                              <mi mathvariant="normal">:</mi>
                              <mi>C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</mrow>
                          </mtd>
                        </mtr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A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  <mrow>
                                <mo stretchy="true">{</mo>
                                <mrow>
                                  <mtable>
                                    <mtr>
                                      <mtd>
                                        <mrow>
                                          <mo stretchy="false">∃</mo>
                                          <mi mathvariant="normal">:</mi>
                                          <mi>D</mi>
                                          <mrow>
                                            <mo stretchy="false">(</mo>
                                            <mrow>
                                              <mi>x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  <mtr>
                                      <mtd>
                                        <mrow>
                                          <mo stretchy="false">∃</mo>
                                          <mrow>
                                            <mi>z</mi>
                                          </mrow>
                                          <mi mathvariant="normal">:</mi>
                                          <mi>P</mi>
                                          <mrow>
                                            <mo stretchy="false">(</mo>
                                            <mrow>
                                              <mi>x</mi>
                                              <mi>,</mi>
                                              <mi>z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</mtable>
                                </mrow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forall : T left lbrace alignl stack{ exists{} : A(k),D(k)  
left lbrace alignl  
stack{
forall{x} : P(k,x) \{ exists : C(x) #
forall{x} : A(x) left lbrace alignl stack{exists : D(x) # exists{z}:P(x,z)} right none 
}
right none #
exists{}: A(k),P(k,z') 
left lbrace alignl  
stack{
forall{x} : P(k,x) \{ exists : C(x) #
forall{x} : A(x) left lbrace alignl stack{exists : D(x) # exists{z}:P(x,z)} right none 
}
right none 
}   
right none</annotation>
  </semantics>
</math>
</file>

<file path=Object 4/content.xml><?xml version="1.0" encoding="utf-8"?>
<math xmlns="http://www.w3.org/1998/Math/MathML">
  <semantics>
    <mrow>
      <mo stretchy="false">∀</mo>
      <mi mathvariant="normal">:</mi>
      <mi>T</mi>
      <mrow>
        <mo stretchy="true">{</mo>
        <mrow>
          <mo stretchy="false">∃</mo>
          <mrow>
            <mi>v</mi>
          </mrow>
          <mi mathvariant="normal">:</mi>
          <mi>A</mi>
          <mrow>
            <mo stretchy="false">(</mo>
            <mrow>
              <mi>v</mi>
            </mrow>
            <mo stretchy="false">)</mo>
          </mrow>
        </mrow>
      </mrow>
      <mrow>
        <mo stretchy="true">{</mo>
        <mrow>
          <mtable>
            <mtr>
              <mtd>
                <mrow>
                  <mo stretchy="false">∀</mo>
                  <mrow>
                    <mi>x</mi>
                    <mi>,</mi>
                    <mi>y</mi>
                  </mrow>
                  <mi mathvariant="normal">:</mi>
                  <mi>C</mi>
                  <mrow>
                    <mo stretchy="false">(</mo>
                    <mrow>
                      <mi>x</mi>
                      <mi>,</mi>
                      <mi>y</mi>
                    </mrow>
                    <mo stretchy="false">)</mo>
                  </mrow>
                  <mi>,</mi>
                  <mi>Q</mi>
                  <mrow>
                    <mo stretchy="false">(</mo>
                    <mrow>
                      <mi>t</mi>
                      <mrow>
                        <mo stretchy="false">(</mo>
                        <mrow>
                          <mi>e</mi>
                          <mi>,</mi>
                          <mi>e</mi>
                        </mrow>
                        <mo stretchy="false">)</mo>
                      </mrow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 mathvariant="italic">False</mi>
                    </mrow>
                  </mrow>
                </mrow>
              </mtd>
            </mtr>
            <mtr>
              <mtd>
                <mrow>
                  <mo stretchy="false">∀</mo>
                  <mrow>
                    <mi>x</mi>
                    <mi>,</mi>
                    <mi>y</mi>
                  </mrow>
                  <mi mathvariant="normal">:</mi>
                  <mi>A</mi>
                  <mrow>
                    <mo stretchy="false">(</mo>
                    <mrow>
                      <mi>x</mi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>C</mi>
                      <mrow>
                        <mo stretchy="false">(</mo>
                        <mrow>
                          <mi>x</mi>
                          <mi>,</mi>
                          <mi>y</mi>
                        </mrow>
                        <mo stretchy="false">)</mo>
                      </mrow>
                      <mi>,</mi>
                      <mi>Q</mi>
                      <mrow>
                        <mo stretchy="false">(</mo>
                        <mrow>
                          <mi>y</mi>
                        </mrow>
                        <mo stretchy="false">)</mo>
                      </mrow>
                    </mrow>
                  </mrow>
                </mrow>
              </mtd>
            </mtr>
          </mtable>
        </mrow>
      </mrow>
    </mrow>
    <annotation encoding="StarMath 5.0">forall : T left lbrace exists{v} : A(v) right none  
left lbrace alignl  
stack{
forall{x,y} : C(x,y),Q(t(e,e)) left lbrace  exists : False right none  #
forall{x,y} : A(x) left lbrace exists : C(x,y), Q(y) right none 
}
right none   </annotation>
  </semantics>
</math>
</file>